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1C9B344491BA400DA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c2bca" officeooo:paragraph-rsid="001c2b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2.</text:p>
      <text:p text:style-name="P1">3.</text:p>
      <text:p text:style-name="P1"><draw:frame draw:style-name="fr1" draw:name="Image1" text:anchor-type="as-char" svg:width="4.3646in" svg:height="4.7602in" draw:z-index="0"><draw:image xlink:href="Pictures/10000001000001A3000001C9B344491BA400DA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6:27:01.349098580</meta:creation-date>
    <dc:date>2021-12-12T23:05:09.884752465</dc:date>
    <meta:editing-duration>PT5H47M48S</meta:editing-duration>
    <meta:editing-cycles>1</meta:editing-cycles>
    <meta:document-statistic meta:table-count="0" meta:image-count="1" meta:object-count="0" meta:page-count="1" meta:paragraph-count="4" meta:word-count="4" meta:character-count="7" meta:non-whitespace-character-count="7"/>
    <meta:generator>LibreOffice/7.2.3.2$Linux_X86_64 LibreOffice_project/20$Build-2</meta:generator>
  </office:meta>
</office:document-meta>
</file>